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0848e" officeooo:paragraph-rsid="00194b63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paragraph-rsid="00194b63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0848e" officeooo:paragraph-rsid="00194b63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style="italic" officeooo:paragraph-rsid="00194b63" fo:background-color="transparent" style:font-size-asian="18pt" style:font-style-asian="italic" style:font-size-complex="18pt" style:font-style-complex="italic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paragraph-rsid="00194b63" fo:background-color="transparent" style:font-size-asian="18pt" style:font-size-complex="18pt"/>
    </style:style>
    <style:style style:name="P6" style:family="paragraph" style:parent-style-name="Standard">
      <style:text-properties officeooo:rsid="0000848e" officeooo:paragraph-rsid="00194b63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00848e" officeooo:paragraph-rsid="00194b63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Bold</text:p>
      <text:p text:style-name="P3"/>
      <text:p text:style-name="P1"/>
      <text:p text:style-name="P1"/>
      <text:p text:style-name="P3"/>
      <text:p text:style-name="P1"/>
      <text:p text:style-name="P3"/>
      <text:p text:style-name="P3"/>
      <text:p text:style-name="P4">Italics</text:p>
      <text:p text:style-name="P5">Underline</text:p>
      <text:p text:style-name="P6"/>
      <text:p text:style-name="P7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20:09:15.140007956</meta:creation-date>
    <dc:date>2026-01-31T22:16:34.931829385</dc:date>
    <meta:editing-duration>PT21M44S</meta:editing-duration>
    <meta:editing-cycles>16</meta:editing-cycles>
    <meta:generator>LibreOffice/25.8.4.2$Linux_X86_64 LibreOffice_project/290daaa01b999472f0c7a3890eb6a550fd74c6df</meta:generator>
    <meta:document-statistic meta:table-count="0" meta:image-count="0" meta:object-count="0" meta:page-count="1" meta:paragraph-count="3" meta:word-count="3" meta:character-count="20" meta:non-whitespace-character-count="20"/>
  </office:meta>
</office:document-meta>
</file>